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71cm" svg:height="2cm" svg:x="9.451cm" svg:y="11.9cm"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1cm" svg:height="2cm" svg:x="9.48cm" svg:y="17.7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1cm" svg:height="2cm" svg:x="9.451cm" svg:y="7.3cm">
          <text:p text:style-name="P1">GUI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1cm" svg:y1="17.7cm" svg:x2="13.051cm" svg:y2="13.9cm">
          <text:p/>
        </draw:line>
        <draw:frame draw:style-name="gr3" draw:layer="layout" svg:width="6.949cm" svg:height="1.673cm" svg:x="13.051cm" svg:y="15.4cm">
          <draw:text-box>
            <text:p>implementiert Interface</text:p>
            <text:p>aus API</text:p>
          </draw:text-box>
        </draw:frame>
        <draw:line draw:style-name="gr2" draw:text-style-name="P1" draw:layer="layout" svg:x1="10.151cm" svg:y1="9.3cm" svg:x2="10.151cm" svg:y2="11.9cm">
          <text:p/>
        </draw:line>
        <draw:frame draw:style-name="gr4" draw:layer="layout" svg:width="6.56cm" svg:height="1.673cm" svg:x="3.7cm" svg:y="9.627cm">
          <draw:text-box>
            <text:p>spricht über Lookups </text:p>
            <text:p>API-Interfaces an</text:p>
          </draw:text-box>
        </draw:frame>
        <draw:line draw:style-name="gr2" draw:text-style-name="P1" draw:layer="layout" svg:x1="10.151cm" svg:y1="13.9cm" svg:x2="10.151cm" svg:y2="17.7cm">
          <text:p/>
        </draw:line>
        <draw:line draw:style-name="gr2" draw:text-style-name="P1" draw:layer="layout" svg:x1="10.651cm" svg:y1="17.7cm" svg:x2="10.651cm" svg:y2="13.9cm">
          <text:p/>
        </draw:line>
        <draw:frame draw:style-name="gr3" draw:layer="layout" svg:width="6.141cm" svg:height="2.384cm" svg:x="3.2cm" svg:y="11.7cm">
          <draw:text-box>
            <text:p>lädt über Lookups</text:p>
            <text:p>die richtige Klasse </text:p>
            <text:p>hinter dem Interface</text:p>
          </draw:text-box>
        </draw:frame>
        <draw:frame draw:style-name="gr3" draw:layer="layout" svg:width="9.197cm" svg:height="1.673cm" svg:x="1.103cm" svg:y="14.8cm">
          <draw:text-box>
            <text:p>geladene Klasse verarbeitet</text:p>
            <text:p>Anfrage und gibt Rückmeldung</text:p>
          </draw:text-box>
        </draw:frame>
        <draw:line draw:style-name="gr2" draw:text-style-name="P1" draw:layer="layout" svg:x1="13.2cm" svg:y1="11.9cm" svg:x2="13.2cm" svg:y2="9.3cm">
          <text:p/>
        </draw:line>
        <draw:frame draw:style-name="gr3" draw:layer="layout" svg:width="6.238cm" svg:height="1.673cm" svg:x="13.162cm" svg:y="9.927cm">
          <draw:text-box>
            <text:p>API-Interface gibt</text:p>
            <text:p>Rückmeldung weiter</text:p>
          </draw:text-box>
        </draw:frame>
        <draw:line draw:style-name="gr2" draw:text-style-name="P1" draw:layer="layout" svg:x1="9.5cm" svg:y1="18.7cm" svg:x2="8.4cm" svg:y2="18.7cm">
          <text:p/>
        </draw:line>
        <draw:line draw:style-name="gr2" draw:text-style-name="P1" draw:layer="layout" svg:x1="8.4cm" svg:y1="18.7cm" svg:x2="8.4cm" svg:y2="20.8cm">
          <text:p/>
        </draw:line>
        <draw:line draw:style-name="gr2" draw:text-style-name="P1" draw:layer="layout" svg:x1="8.4cm" svg:y1="20.8cm" svg:x2="15.3cm" svg:y2="20.8cm">
          <text:p/>
        </draw:line>
        <draw:line draw:style-name="gr2" draw:text-style-name="P1" draw:layer="layout" svg:x1="15.3cm" svg:y1="20.8cm" svg:x2="15.3cm" svg:y2="18.7cm">
          <text:p/>
        </draw:line>
        <draw:line draw:style-name="gr2" draw:text-style-name="P1" draw:layer="layout" svg:x1="15.3cm" svg:y1="18.7cm" svg:x2="14cm" svg:y2="18.7cm">
          <text:p/>
        </draw:line>
        <draw:frame draw:style-name="gr3" draw:layer="layout" svg:width="6.801cm" svg:height="2.384cm" svg:x="1.399cm" svg:y="18.5cm">
          <draw:text-box>
            <text:p>verarbeitet </text:p>
            <text:p>empfangene Daten</text:p>
            <text:p>und gibt Rückmeldu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8T19:28:38.620000000</meta:creation-date>
    <dc:date>2015-05-18T19:57:07.681000000</dc:date>
    <meta:editing-duration>PT15M28S</meta:editing-duration>
    <meta:editing-cycles>2</meta:editing-cycles>
    <meta:generator>LibreOffice/4.2.6.3$Windows_x86 LibreOffice_project/3fd416d4c6db7d3204c17ce57a1d70f6e531ee21</meta:generator>
    <meta:document-statistic meta:object-count="19"/>
  </office:meta>
</office:document-meta>
</file>